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a31515" style:font-name="Consolas" fo:font-size="9.5pt" style:font-name-asian="Consolas" style:font-size-asian="9.5pt" style:font-name-complex="Consolas" style:font-size-complex="9.5pt"/>
    </style:style>
    <style:style style:name="T4" style:family="text">
      <style:text-properties fo:color="#ff0000" style:font-name="Consolas" fo:font-size="9.5pt" style:font-name-asian="Consolas" style:font-size-asian="9.5pt" style:font-name-complex="Consolas" style:font-size-complex="9.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king Manager Design Overview</text:h>
      <text:h text:style-name="Heading_20_2" text:outline-level="2">Design Goals</text:h>
      <text:list xml:id="list2294282918280639625" text:style-name="L1">
        <text:list-item>
          <text:p text:style-name="P2">Reduce complexity to reduce development and maintenance effort. </text:p>
          <text:list>
            <text:list-item>
              <text:p text:style-name="P2">Reduce call chains. </text:p>
            </text:list-item>
          </text:list>
        </text:list-item>
        <text:list-item>
          <text:p text:style-name="P2">Support the MVVM pattern. </text:p>
        </text:list-item>
      </text:list>
      <text:h text:style-name="Heading_20_2" text:outline-level="2">Key Features</text:h>
      <text:list xml:id="list2561069159822705906" text:style-name="L2">
        <text:list-item>
          <text:p text:style-name="P3">Layout saved to and loaded from XML file. </text:p>
          <text:list>
            <text:list-item>
              <text:p text:style-name="P3">Docked and floating panes: locations, and sizes. </text:p>
            </text:list-item>
          </text:list>
        </text:list-item>
        <text:list-item>
          <text:p text:style-name="P3">Multiple panes:</text:p>
          <text:list>
            <text:list-item>
              <text:p text:style-name="P3">Tiled using splitters. </text:p>
            </text:list-item>
            <text:list-item>
              <text:p text:style-name="P3">Splitters user adjustable. </text:p>
            </text:list-item>
            <text:list-item>
              <text:p text:style-name="P3">Multiple documents in a tab pane. </text:p>
              <text:list>
                <text:list-item>
                  <text:p text:style-name="P3">Untab menu command. </text:p>
                </text:list-item>
              </text:list>
            </text:list-item>
            <text:list-item>
              <text:p text:style-name="P3">A tile or tabbed pane can be auto-hidden. </text:p>
            </text:list-item>
          </text:list>
        </text:list-item>
        <text:list-item>
          <text:p text:style-name="P3">Panes floated, by menu command or user drag. </text:p>
          <text:list>
            <text:list-item>
              <text:p text:style-name="P3">Floating and/or docking can be disabled for a given pane. </text:p>
            </text:list-item>
          </text:list>
        </text:list-item>
        <text:list-item>
          <text:p text:style-name="P3">Floating panes can be docked. </text:p>
        </text:list-item>
        <text:list-item>
          <text:p text:style-name="P3">Appearance configurable using templates and properties. </text:p>
          <text:list>
            <text:list-item>
              <text:p text:style-name="P3">Pane header appearance: </text:p>
              <text:list>
                <text:list-item>
                  <text:p text:style-name="P3">Buttons: close, float, drop down menu. </text:p>
                </text:list-item>
                <text:list-item>
                  <text:p text:style-name="P3">Menu bar height, background colour, border width and colour and font (family, style, size and colour). </text:p>
                </text:list-item>
              </text:list>
            </text:list-item>
            <text:list-item>
              <text:p text:style-name="P3">Main window title bar height, background and font (family, style, size and colour). </text:p>
            </text:list-item>
          </text:list>
        </text:list-item>
      </text:list>
      <text:h text:style-name="Heading_20_2" text:outline-level="2">Creating New Documents</text:h>
      <text:p text:style-name="Text_20_body">The application will instantiate the appropriate document view model, and add it to the list of documents. The framework will instantiate a view instance. </text:p>
      <text:p text:style-name="Text_20_body">C# can instantiate a class given its name and assuming it has a default constructor. Store the full name of the class type in the layout xml. </text:p>
      <text:p text:style-name="Text_20_body">On load, if the class cannot be found, the document node is removed from the document tree. </text:p>
      <text:h text:style-name="Heading_20_2" text:outline-level="2">Loading a Layout</text:h>
      <text:p text:style-name="Text_20_body">The client application must instantiate view models for each view that is to appear. Each must be added to the ItemsSource property of the LayoutManager instance. </text:p>
      <text:p text:style-name="Text_20_body">The mainwindow XAML will have a LayoutManager element. It will have a child element containing a list of data templates associating each view with each view model. Each view element will have a ContentId field which is stored in the layout XML file. This works for views which are <text:soft-page-break/>singletons ie only one instance. It does not work for documents that can have multiple instances such as text viewer documents. </text:p>
      <text:p text:style-name="Text_20_body">The client application must populate a documents list in LayoutManager with the document view model instances. </text:p>
      <text:h text:style-name="Heading_20_2" text:outline-level="2">Visual Studio and Views</text:h>
      <text:p text:style-name="Text_20_body">There are two types of views: </text:p>
      <text:list xml:id="list8185362254518071858" text:style-name="L3">
        <text:list-item>
          <text:p text:style-name="P4">Tool views eg debug, stack trace. </text:p>
          <text:list>
            <text:list-item>
              <text:p text:style-name="P4">These can be arranged anyhow. </text:p>
            </text:list-item>
          </text:list>
        </text:list-item>
        <text:list-item>
          <text:p text:style-name="P4">Documents ie editable files. </text:p>
          <text:list>
            <text:list-item>
              <text:p text:style-name="P4">These cannot be docked anywhere except in a documents region. They cannot be grouped with tool views. <text:s/></text:p>
            </text:list-item>
          </text:list>
        </text:list-item>
      </text:list>
      <text:p text:style-name="Text_20_body">All documents appear in the same area. They can be placed side by side (vertically and horizontally), and in tabbed groups. All single and grouped documents must appear side by side or stacked vertically. </text:p>
      <text:h text:style-name="Heading_20_2" text:outline-level="2">Dock View Design</text:h>
      <text:p text:style-name="Text_20_body">Two kinds of view, document and tool. </text:p>
      <text:p text:style-name="Text_20_body">Documents cannot be grouped with tools and vica versa. </text:p>
      <text:p text:style-name="Text_20_body">There will be one rectangular region in the main view that contains zero or more documents. The remaining area contains one or more tool views. </text:p>
      <text:p text:style-name="Text_20_body">Each view has a view model. </text:p>
      <text:p text:style-name="Text_20_body">The layout manager has documents source and tools source properties. These define the view that will appear in the main window. </text:p>
      <text:p text:style-name="Text_20_body">The view layout is read from an external XML file. </text:p>
      <text:p text:style-name="Text_20_body">Each tool item in the file has a content ID which maps to the name of the view model in the data template in the LayoutManager XAML. </text:p>
      <text:p text:style-name="Text_20_body">If a tool in the XML file has no matching data template, it is ignored. </text:p>
      <text:p text:style-name="Text_20_body">If a tool in the XML file has no matching view model in the ToolsSource, it is ignored. </text:p>
      <text:p text:style-name="Text_20_body">If the ToolsSource contains a view model whose view is not present in the XML file, the view is created and added into the view tree in a default location. </text:p>
      <text:p text:style-name="Text_20_body"/>
      <text:p text:style-name="Text_20_body">IDocument could represent any document including a tool. </text:p>
      <text:p text:style-name="Text_20_body">DocumentContainer could contain any document. </text:p>
      <text:p text:style-name="Text_20_body">Tools have one instance per view. </text:p>
      <text:p text:style-name="Text_20_body">Documents may have multiple instances of a given view model and view. In this case we need some way to distinguish them. </text:p>
      <text:p text:style-name="Text_20_body"/>
      <text:p text:style-name="Text_20_body">TBD</text:p>
      <text:p text:style-name="Text_20_body">Document tree class? </text:p>
      <text:h text:style-name="Heading_20_2" text:outline-level="2"><text:soft-page-break/>TH2 Start Up </text:h>
      <text:list xml:id="list8189292978576948092" text:style-name="L4">
        <text:list-item>
          <text:p text:style-name="P5">Create the main view model including creating the view models for the child views and adds each one to the documents list. </text:p>
        </text:list-item>
        <text:list-item>
          <text:p text:style-name="P5">Serialises the layout from the xml file on disk. </text:p>
        </text:list-item>
        <text:list-item>
          <text:p text:style-name="P5">Connects to the device if present. </text:p>
        </text:list-item>
      </text:list>
      <text:p text:style-name="Text_20_body">The serialisation is as follows: </text:p>
      <text:list xml:id="list9149032104970346466" text:style-name="L5">
        <text:list-item>
          <text:p text:style-name="P6">Reads the xml file into an XmlDocument object. </text:p>
        </text:list-item>
        <text:list-item>
          <text:p text:style-name="P6">Performs some manipulation of the XML node tree e.g. removes documents not allowed by the current licence. </text:p>
        </text:list-item>
        <text:list-item>
          <text:p text:style-name="P6">Saves the XML back to file. </text:p>
        </text:list-item>
        <text:list-item>
          <text:p text:style-name="P6">Invokes AvalonDock to deserialise the layout from the file. </text:p>
        </text:list-item>
      </text:list>
      <text:p text:style-name="Text_20_body">In other words, we load the document list with view models, AvalonDock then loads the layout XML from file, and creates the views with the layout as described in the layout XML file. </text:p>
      <text:p text:style-name="Text_20_body">If there is no layout file, AvalonDock uses the layout described in XAML in the main window. </text:p>
      <text:h text:style-name="Heading_20_2" text:outline-level="2">AvalonDock View Layout and Serialisation</text:h>
      <text:p text:style-name="Text_20_body">How does AD associate a view and view model with an entry in the XML layout file? </text:p>
      <text:h text:style-name="Heading_20_3" text:outline-level="3">Anchorables </text:h>
      <text:list xml:id="list4709643499134694736" text:style-name="L6">
        <text:list-item>
          <text:p text:style-name="P7">It uses the ContentId field in the XML element representing a view, and the Name field in the XAML element representing the same view. </text:p>
        </text:list-item>
      </text:list>
      <text:p text:style-name="Text_20_body"><text:s text:c="6"/></text:p>
      <text:p text:style-name="Text_20_body">&lt;LayoutAnchorable CanHide="False" AutoHideWidth="350" AutoHideMinWidth="100" AutoHideMinHeight="100" Title="Device Configuration" IsSelected="True" ContentId="_configurationView" CanClose="False" /&gt;</text:p>
      <text:p text:style-name="Text_20_body"/>
      <text:p text:style-name="Standard"><text:span text:style-name="T2">&lt;</text:span><text:span text:style-name="T3">dock</text:span><text:span text:style-name="T2">:</text:span><text:span text:style-name="T3">LayoutAnchorable</text:span><text:span text:style-name="T4"> </text:span></text:p>
      <text:p text:style-name="Standard"><text:span text:style-name="T4"><text:tab/>x</text:span><text:span text:style-name="T2">:</text:span><text:span text:style-name="T4">Name</text:span><text:span text:style-name="T2">="_layoutAnchorableConfiguration"</text:span><text:span text:style-name="T4"> </text:span></text:p>
      <text:p text:style-name="Standard"><text:span text:style-name="T4"><text:tab/>Title</text:span><text:span text:style-name="T2">="{</text:span><text:span text:style-name="T3">x</text:span><text:span text:style-name="T2">:</text:span><text:span text:style-name="T3">Static</text:span><text:span text:style-name="T4"> properties</text:span><text:span text:style-name="T2">:</text:span><text:span text:style-name="T4">Resources</text:span><text:span text:style-name="T2">.ViewTitle_Configuration}"</text:span><text:span text:style-name="T4"> </text:span></text:p>
      <text:p text:style-name="Standard"><text:span text:style-name="T4"><text:tab/>CanAutoHide</text:span><text:span text:style-name="T2">="True"</text:span><text:span text:style-name="T4"> </text:span></text:p>
      <text:p text:style-name="Standard"><text:span text:style-name="T4"><text:tab/>CanHide</text:span><text:span text:style-name="T2">="False"</text:span><text:span text:style-name="T4"> </text:span></text:p>
      <text:p text:style-name="Standard"><text:span text:style-name="T4"><text:tab/>CanClose</text:span><text:span text:style-name="T2">="False"</text:span><text:span text:style-name="T4"> </text:span></text:p>
      <text:p text:style-name="Standard"><text:span text:style-name="T4"><text:tab/>AutoHideWidth</text:span><text:span text:style-name="T2">="350"</text:span><text:span text:style-name="T4"> </text:span></text:p>
      <text:p text:style-name="Standard"><text:span text:style-name="T4"><text:tab/>FloatingWidth</text:span><text:span text:style-name="T2">="350"</text:span><text:span text:style-name="T4"> </text:span></text:p>
      <text:p text:style-name="Standard"><text:span text:style-name="T4"><text:tab/>Hiding</text:span><text:span text:style-name="T2">="_layoutAnchorableConfiguration_Hiding"&gt;</text:span></text:p>
      <text:p text:style-name="P1"><text:span text:style-name="T1"><text:s text:c="7"/></text:span><text:span text:style-name="T2">&lt;</text:span><text:span text:style-name="T3">view</text:span><text:span text:style-name="T2">:</text:span><text:span text:style-name="T3">ConfigurationView</text:span><text:span text:style-name="T4"> </text:span></text:p>
      <text:p text:style-name="P1"><text:span text:style-name="T4"><text:tab/><text:tab/>x</text:span><text:span text:style-name="T2">:</text:span><text:span text:style-name="T4">Name</text:span><text:span text:style-name="T2">="_configurationView"</text:span><text:span text:style-name="T4"> </text:span></text:p>
      <text:p text:style-name="P1"><text:span text:style-name="T4"><text:tab/><text:tab/>DataContext</text:span><text:span text:style-name="T2">="{</text:span><text:span text:style-name="T3">Binding</text:span><text:span text:style-name="T4"> ConfigurationViewModel</text:span><text:span text:style-name="T2">}"</text:span><text:span text:style-name="T4"> </text:span></text:p>
      <text:p text:style-name="P1"><text:span text:style-name="T4"><text:tab/><text:tab/>Background</text:span><text:span text:style-name="T2">="{</text:span><text:span text:style-name="T3">StaticResource</text:span><text:span text:style-name="T4"> BackgroundBrush</text:span><text:span text:style-name="T2">}"/&gt;</text:span></text:p>
      <text:p text:style-name="P1"><text:span text:style-name="T2">&lt;/</text:span><text:span text:style-name="T3">dock</text:span><text:span text:style-name="T2">:</text:span><text:span text:style-name="T3">LayoutAnchorable</text:span><text:span text:style-name="T2">&gt;</text:span></text:p>
      <text:p text:style-name="Text_20_body"/>
      <text:p text:style-name="Text_20_body">It finds a view element in the layout. It reads the ContentId, then finds the view with the matching Name field in the XAML. It can then locate the instance of that view. </text:p>
      <text:h text:style-name="Heading_20_3" text:outline-level="3">Documents</text:h>
      <text:p text:style-name="Text_20_body">The layout is mostly ignored. There is always one document tab with all open documents. It only <text:soft-page-break/>opens the documents that were open when it last closed. </text:p>
      <text:h text:style-name="Heading_20_2" text:outline-level="2">To Do</text:h>
      <text:list xml:id="list1656781307958645899" text:style-name="L7">
        <text:list-item>
          <text:p text:style-name="P8">Store current layout path and filename in registry. </text:p>
        </text:list-item>
        <text:list-item>
          <text:p text:style-name="P8">Allow the menu button to be templated. </text:p>
        </text:list-item>
        <text:list-item>
          <text:p text:style-name="P8">Files menu button style =&gt; brushes</text:p>
        </text:list-item>
        <text:list-item>
          <text:p text:style-name="P8">General menu button style</text:p>
        </text:list-item>
        <text:list-item>
          <text:p text:style-name="P8">Arrow buttons style =&gt; brushes. </text:p>
        </text:list-item>
        <text:list-item>
          <text:p text:style-name="P8">Float all tools =&gt; dock one. </text:p>
        </text:list-item>
        <text:list-item>
          <text:p text:style-name="P8">Float all documents =&gt; dock one. </text:p>
        </text:list-item>
        <text:list-item>
          <text:p text:style-name="P8">Sort out the drag to float, and the menu float. </text:p>
        </text:list-item>
        <text:list-item>
          <text:p text:style-name="P8">Implement drag tab to float. </text:p>
        </text:list-item>
        <text:list-item>
          <text:p text:style-name="P8">Implement mouse double click on tab to float.</text:p>
        </text:list-item>
        <text:list-item>
          <text:p text:style-name="P8">Check that custom close tab button can be implemented. </text:p>
        </text:list-item>
        <text:list-item>
          <text:p text:style-name="P8">Create a dock pane tree manager. </text:p>
        </text:list-item>
        <text:list-item>
          <text:p text:style-name="P8">Allow multiple document instances. </text:p>
        </text:list-item>
      </text:list>
      <text:h text:style-name="Heading_20_2" text:outline-level="2">Bugs</text:h>
      <text:list xml:id="list5643860945361882495" text:style-name="L8">
        <text:list-item>
          <text:p text:style-name="P9">Close tool =&gt; crash. </text:p>
        </text:list-item>
        <text:list-item>
          <text:p text:style-name="P9">Close document =&gt; nothing. </text:p>
        </text:list-item>
        <text:list-item>
          <text:p text:style-name="P9">Serialise documents. </text:p>
          <text:p text:style-name="P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if Goodwin</meta:initial-creator>
    <meta:creation-date>2020-04-02T15:56:14.98</meta:creation-date>
    <dc:date>2020-05-14T14:38:12.42</dc:date>
    <dc:creator>Leif Goodwin</dc:creator>
    <meta:editing-duration>P22DT18H38M44S</meta:editing-duration>
    <meta:editing-cycles>88</meta:editing-cycles>
    <meta:generator>OpenOffice/4.1.7$Win32 OpenOffice.org_project/417m1$Build-9800</meta:generator>
    <meta:document-statistic meta:table-count="0" meta:image-count="0" meta:object-count="0" meta:page-count="4" meta:paragraph-count="106" meta:word-count="1023" meta:character-count="6309"/>
  </office:meta>
</office:document-meta>
</file>